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9-mayo -2018</text:p>
          </table:table-cell>
          <table:table-cell office:value-type="string" calcext:value-type="string">
            <text:p>Hacer seguimiento a gestion de login con FB, ya que en codigo funciona, sin emargo por alguna razon se cambio la clave de la andrea y la mia desde UserSite y User entonces luego no calzaban las password. Se agrega metodo de rotacion de imagen de celular y se agrega gender a registro por SM.</text:p>
          </table:table-cell>
        </table:table-row>
        <table:table-row table:style-name="ro1">
          <table:table-cell table:style-name="ce1" office:value-type="date" office:date-value="2018-06-18" calcext:value-type="date">
            <text:p>18/06/18</text:p>
          </table:table-cell>
          <table:table-cell office:value-type="string" calcext:value-type="string">
            <text:p>Se ocultan datos innecesarios en detalle de prendas. Se arregla bug de que no direccionaba a perfil de tienda al seleccionar el nombre de la tienda en el probador.</text:p>
          </table:table-cell>
        </table:table-row>
        <table:table-row table:style-name="ro1">
          <table:table-cell table:style-name="ce1" office:value-type="date" office:date-value="2018-06-19" calcext:value-type="date">
            <text:p>19/06/18</text:p>
          </table:table-cell>
          <table:table-cell office:value-type="string" calcext:value-type="string">
            <text:p>Se oculta la foto secundaria en formulario para agregar prenda en lado de compañía. Se agrega que se vea el nombre en vez del tipo de objeto en Tipo de prenda</text:p>
          </table:table-cell>
        </table:table-row>
        <table:table-row table:style-name="ro1">
          <table:table-cell table:style-name="ce1" office:value-type="date" office:date-value="2018-06-27" calcext:value-type="date">
            <text:p>27/06/18</text:p>
          </table:table-cell>
          <table:table-cell office:value-type="string" calcext:value-type="string">
            <text:p>Se habilita redireccion hacia compra de prenda</text:p>
          </table:table-cell>
        </table:table-row>
        <table:table-row table:style-name="ro1">
          <table:table-cell table:style-name="ce1" office:value-type="date" office:date-value="2018-07-28" calcext:value-type="date">
            <text:p>28/07/18</text:p>
          </table:table-cell>
          <table:table-cell office:value-type="string" calcext:value-type="string">
            <text:p>Se cambia login. Se deja solamente la opcion de ingresar con FB. Se agrega una imagen de fondo. Se redirecciona directamente a que el usuario agregue una foto para probar.</text:p>
          </table:table-cell>
        </table:table-row>
        <table:table-row table:style-name="ro1">
          <table:table-cell table:style-name="ce1" office:value-type="date" office:date-value="2018-07-30" calcext:value-type="date">
            <text:p>30/07/18</text:p>
          </table:table-cell>
          <table:table-cell office:value-type="string" calcext:value-type="string">
            <text:p>Se crea nueva aplicación para poner estadisticas del sitio. La idea es hacer tracking de los usuarios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Chequear en donde se hace modificacion de passwo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 style:data-style-name="N2" text:time-value="19:09:01.0603730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22:18:55.571601215</meta:creation-date>
    <meta:generator>LibreOffice/5.1.6.2$Linux_X86_64 LibreOffice_project/10m0$Build-2</meta:generator>
    <dc:date>2018-06-30T19:09:36.012442570</dc:date>
    <meta:editing-duration>PT1H32M12S</meta:editing-duration>
    <meta:editing-cycles>15</meta:editing-cycles>
    <meta:document-statistic meta:table-count="1" meta:cell-count="13" meta:object-count="0"/>
  </office:meta>
</office:document-meta>
</file>